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666666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00ae00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666666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666666" style:font-name="Helvetica" fo:font-size="11.25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fo:background-color="#3deb3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15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color="#000000" style:font-name="Arial" fo:font-size="12pt" fo:background-color="#3deb3d" style:font-size-asian="12pt" style:font-size-complex="12pt"/>
    </style:style>
    <style:style style:name="P16" style:family="paragraph" style:parent-style-name="Heading_20_1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666666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17" style:family="paragraph" style:parent-style-name="Heading_20_1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break-before="page"/>
      <style:text-properties fo:font-variant="normal" fo:text-transform="none" fo:color="#00ae00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paragraph-properties fo:margin-top="0cm" fo:margin-bottom="0cm" fo:line-height="150%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20" style:family="paragraph" style:parent-style-name="Standard" style:list-style-name="L2">
      <style:paragraph-properties fo:margin-top="0cm" fo:margin-bottom="0cm" fo:line-height="150%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2">
      <style:paragraph-properties fo:margin-top="0cm" fo:margin-bottom="0cm" fo:line-height="150%" fo:text-align="justify" style:justify-single-word="false" fo:orphans="2" fo:widows="2"/>
      <style:text-properties fo:font-variant="normal" fo:text-transform="none" fo:color="#666666" style:font-name="Arial" fo:font-size="12pt" fo:letter-spacing="normal" fo:font-style="normal" fo:font-weight="normal" style:font-size-asian="12pt" style:font-size-complex="12pt"/>
    </style:style>
    <style:style style:name="P22" style:family="paragraph" style:parent-style-name="Standard" style:list-style-name="L3">
      <style:paragraph-properties fo:margin-top="0cm" fo:margin-bottom="0cm" fo:line-height="150%" fo:text-align="justify" style:justify-single-word="false" fo:orphans="2" fo:widows="2"/>
      <style:text-properties fo:font-variant="normal" fo:text-transform="none" fo:color="#666666" style:font-name="Arial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4">
      <style:paragraph-properties fo:margin-top="0cm" fo:margin-bottom="0cm" fo:line-height="150%" fo:text-align="justify" style:justify-single-word="false" fo:orphans="2" fo:widows="2" fo:padding="0cm" fo:border="none"/>
      <style:text-properties fo:font-variant="normal" fo:text-transform="none" fo:color="#666666" style:font-name="Helvetica" fo:font-size="11.25pt" fo:letter-spacing="normal" fo:font-style="normal" fo:font-weight="normal" style:font-size-asian="12pt" style:font-size-complex="12pt"/>
    </style:style>
    <style:style style:name="T1" style:family="text">
      <style:text-properties fo:background-color="#e6ff00"/>
    </style:style>
    <style:style style:name="T2" style:family="text">
      <style:text-properties fo:background-color="#e6ff00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#e6ff00" style:font-weight-asian="bold" style:font-weight-complex="bold"/>
    </style:style>
    <style:style style:name="T5" style:family="text">
      <style:text-properties fo:font-weight="bold" fo:background-color="#ff950e"/>
    </style:style>
    <style:style style:name="T6" style:family="text">
      <style:text-properties fo:font-weight="bold" fo:background-color="#ff950e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fo:background-color="#3deb3d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" style:family="text">
      <style:text-properties fo:color="#000000" style:font-name="Ari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font-name="Arial" style:font-style-asian="normal" style:font-style-complex="normal"/>
    </style:style>
    <style:style style:name="T14" style:family="text">
      <style:text-properties fo:color="#000000" style:font-name="Arial" fo:font-size="12pt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font-name="Arial" fo:font-size="12pt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Arial" fo:font-size="12pt" fo:font-weight="normal" fo:background-color="#3deb3d" style:font-style-asian="normal" style:font-weight-asian="normal" style:font-style-complex="normal" style:font-weight-complex="normal"/>
    </style:style>
    <style:style style:name="T17" style:family="text">
      <style:text-properties fo:color="#000000" style:font-name="Arial" fo:font-size="12pt" fo:letter-spacing="-0.026cm" fo:font-weight="bold" fo:background-color="#ffff00" style:font-size-asian="12pt" style:font-weight-asian="bold" style:font-size-complex="12pt" style:font-weight-complex="bold"/>
    </style:style>
    <style:style style:name="T18" style:family="text">
      <style:text-properties fo:color="#000000" style:font-name="Arial" fo:font-weight="bold" style:font-style-asian="normal" style:font-weight-asian="bold" style:font-style-complex="normal" style:font-weight-complex="bold"/>
    </style:style>
    <style:style style:name="T19" style:family="text">
      <style:text-properties fo:color="#000000" fo:font-weight="normal" fo:background-color="#3deb3d" style:font-style-asian="normal" style:font-weight-asian="normal" style:font-style-complex="normal" style:font-weight-complex="normal"/>
    </style:style>
    <style:style style:name="T20" style:family="text">
      <style:text-properties fo:color="#000000" fo:background-color="#3deb3d" style:font-style-asian="normal" style:font-style-complex="normal"/>
    </style:style>
    <style:style style:name="T21" style:family="text">
      <style:text-properties fo:color="#000000" fo:letter-spacing="-0.026cm" fo:font-weight="bold" fo:background-color="#3deb3d" style:font-weight-asian="bold" style:font-weight-complex="bold"/>
    </style:style>
    <style:style style:name="T22" style:family="text">
      <style:text-properties fo:color="#00ae00" style:font-name="Arial" fo:font-weight="bold" style:font-style-asian="normal" style:font-weight-asian="bold" style:font-style-complex="normal" style:font-weight-complex="bold"/>
    </style:style>
    <style:style style:name="T23" style:family="text">
      <style:text-properties fo:color="#00ae00" style:font-name="Arial" fo:font-size="12pt" fo:font-weight="bold" style:font-style-asian="normal" style:font-weight-asian="bold" style:font-style-complex="normal" style:font-weight-complex="bold"/>
    </style:style>
    <style:style style:name="T24" style:family="text">
      <style:text-properties fo:background-color="transparent"/>
    </style:style>
    <style:style style:name="T25" style:family="text">
      <style:text-properties fo:background-color="#3deb3d"/>
    </style:style>
    <style:style style:name="T26" style:family="text">
      <style:text-properties fo:background-color="#ff95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Intel® Capital, braço de <text:span text:style-name="T4">investimentos</text:span> de capital de risco da Intel, investiu, desde o seu lançamento em 1991, mais de <text:span text:style-name="T2">4 bilhões de dólares</text:span> em aproximadamente <text:span text:style-name="T1">mil empresas em mais de 30 países</text:span>. Focada no objetivo de fazer crescer a economia da Internet e assim apoiar os <text:span text:style-name="T7">interesses estratégicos da Intel</text:span>, inclusive no Brasil, a Intel® Capital é um dos programas de investimento mais expressivos do mundo corporativo.</text:p>
      <text:p text:style-name="P2"/>
      <text:p text:style-name="P2">A Intel® Capital investe em <text:span text:style-name="T4">hardware, software e empresas prestadoras de serviços</text:span> em vários segmentos de mercado, como <text:span text:style-name="T1">computação, redes e comunicações sem fio</text:span>. Um dos interesses particulares da Intel® Capital é construir os padrões <text:span text:style-name="T24">WiMAX</text:span> para a transmissão de dados digitais em banda larga sem fio, um passo adiante da tecnologia Wi-Fi usada hoje.</text:p>
      <text:p text:style-name="P2"/>
      <text:p text:style-name="P2">Em <text:span text:style-name="T1">2005, a Intel® Capital investiu em torno de U$ 265 milhões, em aproximadamente 140</text:span> empresas em todo o mundo. Das empresas investidas do portfolio, dez delas tornaram-se públicas em IPOs (ofertas públicas de ações) e 14 foram adquiridas por outras empresas. Cerca de <text:span text:style-name="T1">60%</text:span>, ou seja, aproximadamente U$ 159 milhões <text:span text:style-name="T1">do valor total investido</text:span> em 2005, refere-se a <text:span text:style-name="T1">operações realizadas fora dos Estados Unidos</text:span>, o que reflete um aumento significativo da tendência de "<text:span text:style-name="T4">internacionalização" dos investimentos</text:span>, uma vez que em <text:span text:style-name="T1">2004 esse número estava em torno de 40%</text:span> do montante total investido naquele ano.</text:p>
      <text:p text:style-name="P3"/>
      <text:p text:style-name="P1"><text:span text:style-name="Strong_20_Emphasis"><text:span text:style-name="T12">Em março de 2006, ao reconhecer a posição do Brasil de </text:span></text:span><text:span text:style-name="Strong_20_Emphasis"><text:span text:style-name="T19">maior economia da América do Sul</text:span></text:span><text:span text:style-name="Strong_20_Emphasis"><text:span text:style-name="T12"> e um dos principais mercados emergentes, a Intel® Capital criou um programa de investimento de capital empreendedor no montante de </text:span></text:span><text:span text:style-name="Strong_20_Emphasis"><text:span text:style-name="T19">$50 milhões de dólares</text:span></text:span><text:span text:style-name="Strong_20_Emphasis"><text:span text:style-name="T12"> para </text:span></text:span><text:span text:style-name="Strong_20_Emphasis"><text:span text:style-name="T20">promover o crescimento da tecnologia no Brasil</text:span></text:span><text:span text:style-name="Strong_20_Emphasis"><text:span text:style-name="T13">.</text:span></text:span></text:p>
      <text:p text:style-name="P2"/>
      <text:h text:style-name="P16" text:outline-level="1"><text:span text:style-name="Strong_20_Emphasis"><text:span text:style-name="T21">Intel: 25 anos em 5 no Brasil</text:span></text:span></text:h>
      <text:p text:style-name="P5"><text:span text:style-name="Strong_20_Emphasis"><text:span text:style-name="T17"/></text:span></text:p>
      <text:p text:style-name="P8"><text:span text:style-name="Strong_20_Emphasis"><text:span text:style-name="T14">A Intel anunciou um </text:span></text:span><text:span text:style-name="Strong_20_Emphasis"><text:span text:style-name="T16">plano de expansão no Brasil</text:span></text:span><text:span text:style-name="Strong_20_Emphasis"><text:span text:style-name="T14"> ao estilo JK.</text:span></text:span></text:p>
      <text:p text:style-name="P8"><text:span text:style-name="Strong_20_Emphasis"><text:span text:style-name="T15"/></text:span></text:p>
      <text:p text:style-name="P8"><text:span text:style-name="Strong_20_Emphasis"><text:span text:style-name="T14">No ano em que a operação brasileira completa 25 anos, a empresa divulgou um plano de investimentos batizado de </text:span></text:span><text:span text:style-name="Strong_20_Emphasis"><text:span text:style-name="T16">“25 anos em 5”, lembrando os famosos “50 anos em 5” de Juscelino Kubitschek</text:span></text:span><text:span text:style-name="Strong_20_Emphasis"><text:span text:style-name="T14">.</text:span></text:span></text:p>
      <text:p text:style-name="P8"><text:span text:style-name="Strong_20_Emphasis"><text:span text:style-name="T15"/></text:span></text:p>
      <text:p text:style-name="P9"><text:soft-page-break/>“<text:span text:style-name="T8">Vamos </text:span><text:span text:style-name="T9">investir em cinco anos o mesmo valor de colocado no país desde a fundação da filial</text:span><text:span text:style-name="T8">”, promete </text:span><text:span text:style-name="T9">Fernando Martins</text:span><text:span text:style-name="T8">, presidente da Intel do Brasil, durante apresentação no Intel Developers Forum nesta terça-feira, 15.</text:span></text:p>
      <text:p text:style-name="P10"/>
      <text:p text:style-name="P10">Como é praxe entre os presidentes de multinacionais no país, Martins não deu detalhes financeiros sobre quais serão os valores investidos ou qual exatamente será o foco do gasto.</text:p>
      <text:p text:style-name="P10"/>
      <text:p text:style-name="P10">Pressionado por repórteres, o comandante da Intel do Brasil entregou apenas que os investimentos já feitos no país estão na “<text:span text:style-name="T25">numa ordem de magnitude na casa dos bilhões de dólares</text:span>”.</text:p>
      <text:p text:style-name="P10"/>
      <text:p text:style-name="P10">Assumindo que o investimento foi de US$ 1 bilhão, o que representaria uma média anual de US$ 40 milhões – os próximos cinco anos teriam um orçamento de US$ 200 milhões cada.</text:p>
      <text:p text:style-name="P10"/>
      <text:p text:style-name="P10">Enquanto nos <text:span text:style-name="T25">Estados Unidos as vendas de computadores caíram 3,5% no primeiro trimestre e cresceram apenas 1,9% na média mundial, no Brasil houve alta de 12% no ano passado.</text:span></text:p>
      <text:p text:style-name="P10"/>
      <text:p text:style-name="P10"><text:span text:style-name="T24">As 5,4 milhões de unidades vendidas, das quais 55% foram de notebooks e netbooks,</text:span><text:span text:style-name="T7"> </text:span><text:span text:style-name="T25">transformam o Brasil no terceiro maior mercado mundial de computadores</text:span>, fato ressaltado por executivos da Intel à exaustão.</text:p>
      <text:p text:style-name="P10"/>
      <text:p text:style-name="P10"><text:span text:style-name="T25">A desaceleração global influenciou nos resultados da Intel, que no primeiro trimestre cresceu escassos 0,3%</text:span>, para US$ 12,9 bilhoes.</text:p>
      <text:p text:style-name="P10"/>
      <text:p text:style-name="P10">Enquanto isso, a subsidiária aumentou o faturamento “<text:span text:style-name="T25">acima de 20%” em 2011</text:span> e mantém uma média histórica “de dois dígitos”, revela Martins.</text:p>
      <text:p text:style-name="P10"><text:line-break/>Alguns anúncios feitos durante o Intel Developers Forum - que por sinal só acontece também nos Estados Unidos e China, o primeiro e o segundo mercados mundiais de PCs - mostram como a estratégia será executada no país.</text:p>
      <text:p text:style-name="P10"/>
      <text:p text:style-name="P15"><text:soft-page-break/><text:span text:style-name="T10">A Intel reforçou sua atuação junto aos desenvolvedores </text:span><text:span text:style-name="T11">de software brasileiros</text:span><text:span text:style-name="T10">, contratando profissionais para assumir a relação com o mercado e começou e fez doações de equipamentos para USP, Unicamp e UFMG, se aproximando das universidades.</text:span></text:p>
      <text:p text:style-name="P10"/>
      <text:p text:style-name="P12">Mais investimentos do Intel Capital em startups brasileiras pode estar nos planos também. Desde que chegou ao Brasil, em 1999, o fundo investiu US$ 75 milhões em 25 empresas.</text:p>
      <text:p text:style-name="P10"><text:span text:style-name="T24">Ao mesmo tempo, os OEMs da empresa no país preparam a fabricação nacional dos</text:span> ultrabooks a “combinação perfeita” de tablet e notebook com a qual a Intel quer reanimar a indústria de Pcs.</text:p>
      <text:p text:style-name="P10"/>
      <text:p text:style-name="P12">Só na campanha de marketing em nível mundial serão investidos US$ 1 bilhão, na maior ação desde o lançamento da linha Centrino, há uma década. Até o final do ano, devem ser lançados 110 novos modelos.</text:p>
      <text:p text:style-name="P10"/>
      <text:p text:style-name="P10">A expectativa do mercado é que as empresas consigam colocar no mercado um modelo por menos de R$ 2 mil, o que não aconteceu até agora, e aquecer as vendas no Natal.</text:p>
      <text:p text:style-name="P10">Falta apenas o anúncio de um <text:span text:style-name="T25">parceiro local para fabricar smartphones com chips da Intel</text:span>, nos moldes do que já acontece com a Lava na Índia e a Lenovo na China, entre outros.</text:p>
      <text:p text:style-name="P10"/>
      <text:p text:style-name="P11">Nessa área a <text:span text:style-name="T25">Qualcomm</text:span> saiu na frente <text:span text:style-name="T25">ao anunciar uma parceria com a CCE para fabricar tablets e smartphone</text:span>s de baixo custo no Brasil. Não deve demorar muito para a Intel dar uma resposta.</text:p>
      <text:p text:style-name="P11"/>
      <text:p text:style-name="P13">Intel anuncia investimento em dois e-commerces brasileiros</text:p>
      <text:p text:style-name="P14"/>
      <text:p text:style-name="P14">A Intel Capital comunicou nesta sexta-feira <text:span text:style-name="T25">investimento em duas empresas brasileiras de</text:span><text:span text:style-name="T7"> </text:span><text:span text:style-name="T25">e-commerce</text:span> voltadas para o <text:span text:style-name="T25">segmento de moda</text:span>, o site de social commerce <text:span text:style-name="T25">Fashion.me </text:span>e o clube de compras <text:span text:style-name="T25">Coquelux</text:span>.</text:p>
      <text:p text:style-name="P14"/>
      <text:p text:style-name="P6">Na visão de Arvind Sodhani, presidente da Intel Capital e vice-presidente executivo da Intel, os novos <text:span text:style-name="T25">investimentos visam fomentar o desenvolvimento do comércio eletrônico no Brasil ao oferecer uma nova experiência de compra aos consumidores</text:span>.</text:p>
      <text:p text:style-name="P6"><text:soft-page-break/></text:p>
      <text:p text:style-name="P7">“<text:span text:style-name="T9">A Intel Capital começou a investir no Brasil em 1999</text:span><text:span text:style-name="T8">, e como um dos primeiros grupos de private equity e venture capital tecnológico no Brasil, a Intel Capital reconheceu há muito tempo a necessidade de estimular a criação local de experiências online únicas e atraentes para manter o ritmo da rápida adoção da tecnologia e da internet no Brasil”, declarou Arvind Sodhani, presidente da Intel Capital e vice-presidente executivo da Intel.</text:span></text:p>
      <text:p text:style-name="P6"/>
      <text:p text:style-name="P6">“Os investimentos nos sites de comércio social Fashion.me e no site de comércio eletrônico Coquelux criam componentes críticos para o ecossistema de compras online ao fornecer aos consumidores e marcas de moda oportunidades para criar uma experiência online sob medida, que leva em consideração interesses, necessidades e preferências culturais”.</text:p>
      <text:p text:style-name="P6"/>
      <text:p text:style-name="P6">Para Fernando Martins, presidente da Intel Brasil, <text:span text:style-name="T25">o grande mercado de PCs, aliado ao tempo de navegação dos internautas brasileiros, tornam o país atrativo para investimentos</text:span>.</text:p>
      <text:p text:style-name="P6"/>
      <text:p text:style-name="P7">“<text:span text:style-name="T9">O Brasil é hoje o terceiro maior mercado de PCs no mundo e os brasileiros são o povo que passa mais tempo conectado à internet</text:span><text:span text:style-name="T8">. Investimentos de suporte a inovação brasileira são vitais para a geração de conteúdo local e novas oportunidades tanto para empreendedores quanto para os consumidores.” disse Fernando Martins, presidente da Intel Brasil.</text:span></text:p>
      <text:p text:style-name="P6"/>
      <text:p text:style-name="P2"><text:span text:style-name="T5">O Centro de Desenvolvimento de Plataformas (PDC)</text:span><text:span text:style-name="T3">, </text:span><text:span text:style-name="T26">inaugurado em 2005 em São Paulo</text:span>, tem o objetivo de <text:span text:style-name="T26">propor a </text:span><text:span text:style-name="T6">definição</text:span><text:span text:style-name="T26"> e o </text:span><text:span text:style-name="T6">desenvolvimento</text:span><text:span text:style-name="T26"> de novas plataformas e tecnologias de computação</text:span>, capazes de atender as necessidades dos mercados brasileiro e latino-americano. Mercados emergentes apresentam um contexto diferente daquele utilizado para o tradicional desenvolvimento de soluções de computação e comunicação. O <text:span text:style-name="T26">PDC emprega um grupo heterogêneo de profissionais</text:span>, desde <text:span text:style-name="T26">antropólogos</text:span>, <text:span text:style-name="T26">psicólogos</text:span> e <text:span text:style-name="T26">designers</text:span> até <text:span text:style-name="T26">engenheiros</text:span> e <text:span text:style-name="T26">pesquisadores</text:span>, que buscam mapear o dia-a-dia do usuário brasileiro e seu contexto. O objetivo é entender quais das suas necessidades podem ser atendidas pelas tecnologias da computação e comunicação e <text:span text:style-name="T26">como essas tecnologias deveriam ser efetivamente introduzidas em suas vidas</text:span>. O centro de São Paulo emprega recursos locais e <text:span text:style-name="T26">busca produtos e conceitos de </text:span><text:soft-page-break/><text:span text:style-name="T26">tecnologia específicos</text:span>, que garantem a compatibilidade e a excelência no desempenho da plataforma Intel®. Os primeiros produtos fruto desse desenvolvimento serão anunciados em 2006.</text:p>
      <text:p text:style-name="P2"/>
      <text:p text:style-name="P2">A Intel entende que suas plataformas beneficiam os usuários por intermédio do software que tira proveito das inovações tecnológicas desenvolvidas pela empresa. Por isso, <text:span text:style-name="T6">mantém divisões dedicadas a trabalhar em conjunto com os principais desenvolvedores de software e de serviços</text:span>, como a <text:span text:style-name="T26">Microsoft</text:span>, <text:span text:style-name="T24">Microsiga</text:span>, <text:span text:style-name="T26">Oracle</text:span>, <text:span text:style-name="T24">SAP</text:span>, <text:span text:style-name="T24">Stefanini</text:span>, <text:span text:style-name="T24">MS-Tech,</text:span> <text:span text:style-name="T26">Red Hat</text:span>, <text:span text:style-name="T26">Mandriva</text:span>, <text:span text:style-name="T26">Novell</text:span>, Insigne, Metasys entre muitas outras empresas do setor, que focam na adaptação e adoção de novas tecnologias no nosso país.</text:p>
      <text:p text:style-name="P2"><text:line-break/>Outro exemplo dessa atuação é o <text:span text:style-name="T24">programa ABOVE</text:span>, criado e desenvolvido pela Intel e Oracle no Brasil e que está sendo replicado em outros países. A tecnologia das plataformas Intel®, combinada com as ferramentas de desenvolvimento, aplicativos e o Banco de Dados da Oracle, proporciona aos clientes um ambiente de TI com altíssima escalabilidade, disponibilidade e confiança, compatíveis com as necessidades mais exigentes de negócios. As empresas desenvolvem em conjunto a iniciativa chamada Prova de Conceito, na qual são levados servidores Intel® com tecnologia Oracle RAC até o ambiente físico do cliente, para que ele possa testar os benefícios da solução, frente às suas demandas de negócio.</text:p>
      <text:p text:style-name="P2"><text:line-break/>Com a Microsoft, a Intel também desenvolve inúmeras atividades de vendas e de marketing na América Latina. Especificamente no Brasil, existem programas desenvolvidos localmente como o "NOVA ROTA 64 bits" para promover a evolução de aplicativos de 32 para 64 bits junto aos principais desenvolvedores de aplicações do mercado. Já o "Programa Build Server. Build Business", voltado para o mercado de pequenas e médias empresas, tem o objetivo de ajudar os provedores de soluções e integradores a oferecerem soluções baseadas na arquitetura .Net e Intel® com diferenciais competitivos. Nesse trabalho conjunto, a Intel e a Microsoft buscam trazer as melhores tecnologias e soluções disponíveis mundialmente para o mercado brasileiro, desde celulares até servidores equivalentes aos mainframes.</text:p>
      <text:p text:style-name="P2"/>
      <text:p text:style-name="P4"/>
      <text:p text:style-name="P18">Slide 1</text:p>
      <text:list xml:id="list739655568" text:style-name="L1">
        <text:list-item>
          <text:p text:style-name="P19">Intel Capital: braço de investimentos;</text:p>
        </text:list-item>
        <text:list-item>
          <text:p text:style-name="P19">Hardware, software e empresas prestadoras de serviços;</text:p>
        </text:list-item>
        <text:list-item>
          <text:p text:style-name="P19">Internacionalização dos investimentos.</text:p>
        </text:list-item>
      </text:list>
      <text:p text:style-name="P2"/>
      <text:p text:style-name="P4">Slide 2</text:p>
      <text:list xml:id="list1621126764" text:style-name="L2">
        <text:list-item>
          <text:p text:style-name="P20">Investimentos no Brasil;</text:p>
        </text:list-item>
        <text:list-item>
          <text:p text:style-name="P21"><text:span text:style-name="T13">"Os investimentos da Intel® Capital irão estimular inovação e empreendedorismo tecnológico, em sintonia com as determinações da Lei de Inovação". </text:span><text:span text:style-name="Strong_20_Emphasis"><text:span text:style-name="T18">Paul Otellini, CEO da Intel, durante visita ao Brasil para discussões com a indústria e líderes de governo;</text:span></text:span></text:p>
        </text:list-item>
        <text:list-item>
          <text:p text:style-name="P21"><text:span text:style-name="Strong_20_Emphasis"><text:span text:style-name="T12">25 anos em 5.</text:span></text:span></text:p>
        </text:list-item>
      </text:list>
      <text:p text:style-name="P1"><text:span text:style-name="Strong_20_Emphasis"><text:span text:style-name="T15"/></text:span></text:p>
      <text:p text:style-name="P1"><text:span text:style-name="Strong_20_Emphasis"><text:span text:style-name="T22">Slide 3</text:span></text:span></text:p>
      <text:list xml:id="list1641660011" text:style-name="L3">
        <text:list-item>
          <text:p text:style-name="P22"><text:span text:style-name="Strong_20_Emphasis"><text:span text:style-name="T12">Investimento em e-commerces brasileiros;</text:span></text:span></text:p>
        </text:list-item>
        <text:list-item>
          <text:p text:style-name="P22"><text:span text:style-name="Strong_20_Emphasis"><text:span text:style-name="T12">Centro de Desenvolvimento de Plataformas (PDC);</text:span></text:span></text:p>
        </text:list-item>
        <text:list-item>
          <text:p text:style-name="P22"><text:span text:style-name="Strong_20_Emphasis"><text:span text:style-name="T12">Trabalho conjunto com os principais desenvolvedores de software e serviços.</text:span></text:span></text:p>
        </text:list-item>
      </text:list>
      <text:h text:style-name="P17" text:outline-level="1"/>
      <text:p text:style-name="P8"><text:span text:style-name="Strong_20_Emphasis"><text:span text:style-name="T23">Referências</text:span></text:span></text:p>
      <text:list xml:id="list48471057" text:style-name="L4">
        <text:list-item>
          <text:p text:style-name="P23"><text:span text:style-name="Strong_20_Emphasis"><text:span text:style-name="T14">http://www.intel.com/portugues/intel/intelbrasil/intelbrasil_9.htm</text:span></text:span></text:p>
        </text:list-item>
        <text:list-item>
          <text:p text:style-name="P23"><text:span text:style-name="Strong_20_Emphasis"><text:span text:style-name="T14">http://www.baguete.com.br/noticias/15/05/2012/intel-25-anos-em-5-no-brasil</text:span></text:span></text:p>
        </text:list-item>
        <text:list-item>
          <text:p text:style-name="P23"><text:span text:style-name="Strong_20_Emphasis"><text:span text:style-name="T14">http://ecommercenews.com.br/noticias/parcerias-comerciais/intel-anuncia-investimento-em-dois-e-commerces-brasileiro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Silva</meta:initial-creator>
    <meta:creation-date>2012-09-13T09:45:33</meta:creation-date>
    <dc:date>2012-09-14T07:36:18</dc:date>
    <dc:creator>Lucas </dc:creator>
    <meta:editing-duration>PT1H36M43S</meta:editing-duration>
    <meta:editing-cycles>33</meta:editing-cycles>
    <meta:generator>LibreOffice/3.5$Linux_x86 LibreOffice_project/350m1$Build-2</meta:generator>
    <meta:document-statistic meta:table-count="0" meta:image-count="0" meta:object-count="0" meta:page-count="6" meta:paragraph-count="50" meta:word-count="1642" meta:character-count="10620" meta:non-whitespace-character-count="9037"/>
  </office:meta>
</office:document-meta>
</file>